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0.9783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0.8181in"/>
    </style:style>
    <style:style style:name="co26" style:family="table-column">
      <style:table-column-properties fo:break-before="auto" style:column-width="1.3327in"/>
    </style:style>
    <style:style style:name="co27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/>
          <table:table-cell table:style-name="ce16" office:value-type="string" calcext:value-type="string">
            <text:p>Experience Base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12" table:default-cell-style-name="ce15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max level</text:p>
          </table:table-cell>
          <table:table-cell table:style-name="ce16" office:value-type="string" calcext:value-type="string">
            <text:p>upgrades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16" office:value-type="string" calcext:value-type="string">
            <text:p>Bas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6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16"/>
          <table:table-cell table:style-name="ce1"/>
        </table:table-row>
      </table:table>
      <table:table table:name="armor" table:style-name="ta1">
        <office:forms form:automatic-focus="false" form:apply-design-mode="false"/>
        <table:table-column table:style-name="co4" table:default-cell-style-name="Default"/>
        <table:table-column table:style-name="co1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/>
          <table:table-cell table:style-name="ce16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9" calcext:value-type="float">
            <text:p>9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12" calcext:value-type="float">
            <text:p>12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21" calcext:value-type="float">
            <text:p>2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26" calcext:value-type="float">
            <text:p>26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35" calcext:value-type="float">
            <text:p>3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8" calcext:value-type="float">
            <text:p>68.00</text:p>
          </table:table-cell>
          <table:table-cell table:number-columns-repeated="3"/>
        </table:table-row>
      </table:table>
      <table:table table:name="heal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 table:number-columns-repeated="2"/>
          <table:table-cell table:style-name="ce16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 table:style-name="ce16"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ce21"/>
        <table:table-column table:style-name="co22" table:default-cell-style-name="ce21"/>
        <table:table-column table:style-name="co4" table:number-columns-repeated="4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0000" calcext:value-type="float">
            <text:p>350000</text:p>
          </table:table-cell>
          <table:table-cell/>
          <table:table-cell table:style-name="ce16" office:value-type="string" calcext:value-type="string">
            <text:p>wealth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350000" calcext:value-type="float">
            <text:p>350,000</text:p>
          </table:table-cell>
          <table:table-cell table:formula="of:=[.B2]" office:value-type="float" office:value="350000" calcext:value-type="float">
            <text:p>35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700000" calcext:value-type="float">
            <text:p>700,000</text:p>
          </table:table-cell>
          <table:table-cell table:formula="of:=[.B3]+[.C2]" office:value-type="float" office:value="1050000" calcext:value-type="float">
            <text:p>1,050,000</text:p>
          </table:table-cell>
          <table:table-cell table:number-columns-repeated="4"/>
          <table:table-cell table:style-name="ce16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1182444" calcext:value-type="float">
            <text:p>1,182,444</text:p>
          </table:table-cell>
          <table:table-cell table:formula="of:=[.B4]+[.C3]" office:value-type="float" office:value="2232444" calcext:value-type="float">
            <text:p>2,232,444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731877" calcext:value-type="float">
            <text:p>1,731,877</text:p>
          </table:table-cell>
          <table:table-cell table:formula="of:=[.B5]+[.C4]" office:value-type="float" office:value="3964321" calcext:value-type="float">
            <text:p>3,964,321</text:p>
          </table:table-cell>
          <table:table-cell table:number-columns-repeated="4"/>
          <table:table-cell table:style-name="ce16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2329898" calcext:value-type="float">
            <text:p>2,329,898</text:p>
          </table:table-cell>
          <table:table-cell table:formula="of:=[.B6]+[.C5]" office:value-type="float" office:value="6294219" calcext:value-type="float">
            <text:p>6,294,21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966860" calcext:value-type="float">
            <text:p>2,966,860</text:p>
          </table:table-cell>
          <table:table-cell table:formula="of:=[.B7]+[.C6]" office:value-type="float" office:value="9261079" calcext:value-type="float">
            <text:p>9,261,079</text:p>
          </table:table-cell>
          <table:table-cell table:number-columns-repeated="4"/>
          <table:table-cell table:style-name="ce16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636677" calcext:value-type="float">
            <text:p>3,636,677</text:p>
          </table:table-cell>
          <table:table-cell table:formula="of:=[.B8]+[.C7]" office:value-type="float" office:value="12897756" calcext:value-type="float">
            <text:p>12,897,756</text:p>
          </table:table-cell>
          <table:table-cell table:number-columns-repeated="4"/>
          <table:table-cell table:style-name="ce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4335112" calcext:value-type="float">
            <text:p>4,335,112</text:p>
          </table:table-cell>
          <table:table-cell table:formula="of:=[.B9]+[.C8]" office:value-type="float" office:value="17232868" calcext:value-type="float">
            <text:p>17,232,868</text:p>
          </table:table-cell>
          <table:table-cell table:number-columns-repeated="4"/>
          <table:table-cell table:style-name="ce16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5059019" calcext:value-type="float">
            <text:p>5,059,019</text:p>
          </table:table-cell>
          <table:table-cell table:formula="of:=[.B10]+[.C9]" office:value-type="float" office:value="22291887" calcext:value-type="float">
            <text:p>22,291,887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5805960" calcext:value-type="float">
            <text:p>5,805,960</text:p>
          </table:table-cell>
          <table:table-cell table:formula="of:=[.B11]+[.C10]" office:value-type="float" office:value="28097847" calcext:value-type="float">
            <text:p>28,097,847</text:p>
          </table:table-cell>
          <table:table-cell table:number-columns-repeated="4"/>
          <table:table-cell table:style-name="ce16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6573977" calcext:value-type="float">
            <text:p>6,573,977</text:p>
          </table:table-cell>
          <table:table-cell table:formula="of:=[.B12]+[.C11]" office:value-type="float" office:value="34671824" calcext:value-type="float">
            <text:p>34,671,824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7361467" calcext:value-type="float">
            <text:p>7,361,467</text:p>
          </table:table-cell>
          <table:table-cell table:formula="of:=[.B13]+[.C12]" office:value-type="float" office:value="42033291" calcext:value-type="float">
            <text:p>42,033,291</text:p>
          </table:table-cell>
          <table:table-cell table:number-columns-repeated="4"/>
          <table:table-cell table:style-name="ce16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8167080" calcext:value-type="float">
            <text:p>8,167,080</text:p>
          </table:table-cell>
          <table:table-cell table:formula="of:=[.B14]+[.C13]" office:value-type="float" office:value="50200371" calcext:value-type="float">
            <text:p>50,200,371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8989671" calcext:value-type="float">
            <text:p>8,989,671</text:p>
          </table:table-cell>
          <table:table-cell table:formula="of:=[.B15]+[.C14]" office:value-type="float" office:value="59190042" calcext:value-type="float">
            <text:p>59,190,042</text:p>
          </table:table-cell>
          <table:table-cell table:number-columns-repeated="4"/>
          <table:table-cell table:style-name="ce16" office:value-type="string" calcext:value-type="string">
            <text:p>enchantment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9828248" calcext:value-type="float">
            <text:p>9,828,248</text:p>
          </table:table-cell>
          <table:table-cell table:formula="of:=[.B16]+[.C15]" office:value-type="float" office:value="69018290" calcext:value-type="float">
            <text:p>69,018,29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10681945" calcext:value-type="float">
            <text:p>10,681,945</text:p>
          </table:table-cell>
          <table:table-cell table:formula="of:=[.B17]+[.C16]" office:value-type="float" office:value="79700235" calcext:value-type="float">
            <text:p>79,700,23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11550000" calcext:value-type="float">
            <text:p>11,550,000</text:p>
          </table:table-cell>
          <table:table-cell table:formula="of:=[.B18]+[.C17]" office:value-type="float" office:value="91250235" calcext:value-type="float">
            <text:p>91,250,2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12431731" calcext:value-type="float">
            <text:p>12,431,731</text:p>
          </table:table-cell>
          <table:table-cell table:formula="of:=[.B19]+[.C18]" office:value-type="float" office:value="103681966" calcext:value-type="float">
            <text:p>103,681,96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13326533" calcext:value-type="float">
            <text:p>13,326,533</text:p>
          </table:table-cell>
          <table:table-cell table:formula="of:=[.B20]+[.C19]" office:value-type="float" office:value="117008499" calcext:value-type="float">
            <text:p>117,008,49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14233854" calcext:value-type="float">
            <text:p>14,233,854</text:p>
          </table:table-cell>
          <table:table-cell table:formula="of:=[.B21]+[.C20]" office:value-type="float" office:value="131242353" calcext:value-type="float">
            <text:p>131,242,3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15153197" calcext:value-type="float">
            <text:p>15,153,197</text:p>
          </table:table-cell>
          <table:table-cell table:formula="of:=[.B22]+[.C21]" office:value-type="float" office:value="146395550" calcext:value-type="float">
            <text:p>146,395,55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16084109" calcext:value-type="float">
            <text:p>16,084,109</text:p>
          </table:table-cell>
          <table:table-cell table:formula="of:=[.B23]+[.C22]" office:value-type="float" office:value="162479659" calcext:value-type="float">
            <text:p>162,479,65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17026173" calcext:value-type="float">
            <text:p>17,026,173</text:p>
          </table:table-cell>
          <table:table-cell table:formula="of:=[.B24]+[.C23]" office:value-type="float" office:value="179505832" calcext:value-type="float">
            <text:p>179,505,8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17979006" calcext:value-type="float">
            <text:p>17,979,006</text:p>
          </table:table-cell>
          <table:table-cell table:formula="of:=[.B25]+[.C24]" office:value-type="float" office:value="197484838" calcext:value-type="float">
            <text:p>197,484,83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18942256" calcext:value-type="float">
            <text:p>18,942,256</text:p>
          </table:table-cell>
          <table:table-cell table:formula="of:=[.B26]+[.C25]" office:value-type="float" office:value="216427094" calcext:value-type="float">
            <text:p>216,427,0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19915594" calcext:value-type="float">
            <text:p>19,915,594</text:p>
          </table:table-cell>
          <table:table-cell table:formula="of:=[.B27]+[.C26]" office:value-type="float" office:value="236342688" calcext:value-type="float">
            <text:p>236,342,68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20898717" calcext:value-type="float">
            <text:p>20,898,717</text:p>
          </table:table-cell>
          <table:table-cell table:formula="of:=[.B28]+[.C27]" office:value-type="float" office:value="257241405" calcext:value-type="float">
            <text:p>257,241,40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21891341" calcext:value-type="float">
            <text:p>21,891,341</text:p>
          </table:table-cell>
          <table:table-cell table:formula="of:=[.B29]+[.C28]" office:value-type="float" office:value="279132746" calcext:value-type="float">
            <text:p>279,132,74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22893201" calcext:value-type="float">
            <text:p>22,893,201</text:p>
          </table:table-cell>
          <table:table-cell table:formula="of:=[.B30]+[.C29]" office:value-type="float" office:value="302025947" calcext:value-type="float">
            <text:p>302,025,94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23904047" calcext:value-type="float">
            <text:p>23,904,047</text:p>
          </table:table-cell>
          <table:table-cell table:formula="of:=[.B31]+[.C30]" office:value-type="float" office:value="325929994" calcext:value-type="float">
            <text:p>325,929,99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24923646" calcext:value-type="float">
            <text:p>24,923,646</text:p>
          </table:table-cell>
          <table:table-cell table:formula="of:=[.B32]+[.C31]" office:value-type="float" office:value="350853640" calcext:value-type="float">
            <text:p>350,853,64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25951780" calcext:value-type="float">
            <text:p>25,951,780</text:p>
          </table:table-cell>
          <table:table-cell table:formula="of:=[.B33]+[.C32]" office:value-type="float" office:value="376805420" calcext:value-type="float">
            <text:p>376,805,42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26988239" calcext:value-type="float">
            <text:p>26,988,239</text:p>
          </table:table-cell>
          <table:table-cell table:formula="of:=[.B34]+[.C33]" office:value-type="float" office:value="403793659" calcext:value-type="float">
            <text:p>403,793,65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28032828" calcext:value-type="float">
            <text:p>28,032,828</text:p>
          </table:table-cell>
          <table:table-cell table:formula="of:=[.B35]+[.C34]" office:value-type="float" office:value="431826487" calcext:value-type="float">
            <text:p>431,826,48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29085363" calcext:value-type="float">
            <text:p>29,085,363</text:p>
          </table:table-cell>
          <table:table-cell table:formula="of:=[.B36]+[.C35]" office:value-type="float" office:value="460911850" calcext:value-type="float">
            <text:p>460,911,85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30145666" calcext:value-type="float">
            <text:p>30,145,666</text:p>
          </table:table-cell>
          <table:table-cell table:formula="of:=[.B37]+[.C36]" office:value-type="float" office:value="491057516" calcext:value-type="float">
            <text:p>491,057,51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31213570" calcext:value-type="float">
            <text:p>31,213,570</text:p>
          </table:table-cell>
          <table:table-cell table:formula="of:=[.B38]+[.C37]" office:value-type="float" office:value="522271086" calcext:value-type="float">
            <text:p>522,271,08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32288918" calcext:value-type="float">
            <text:p>32,288,918</text:p>
          </table:table-cell>
          <table:table-cell table:formula="of:=[.B39]+[.C38]" office:value-type="float" office:value="554560004" calcext:value-type="float">
            <text:p>554,560,00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33371556" calcext:value-type="float">
            <text:p>33,371,556</text:p>
          </table:table-cell>
          <table:table-cell table:formula="of:=[.B40]+[.C39]" office:value-type="float" office:value="587931560" calcext:value-type="float">
            <text:p>587,931,56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34461341" calcext:value-type="float">
            <text:p>34,461,341</text:p>
          </table:table-cell>
          <table:table-cell table:formula="of:=[.B41]+[.C40]" office:value-type="float" office:value="622392901" calcext:value-type="float">
            <text:p>622,392,90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35558136" calcext:value-type="float">
            <text:p>35,558,136</text:p>
          </table:table-cell>
          <table:table-cell table:formula="of:=[.B42]+[.C41]" office:value-type="float" office:value="657951037" calcext:value-type="float">
            <text:p>657,951,03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36661807" calcext:value-type="float">
            <text:p>36,661,807</text:p>
          </table:table-cell>
          <table:table-cell table:formula="of:=[.B43]+[.C42]" office:value-type="float" office:value="694612844" calcext:value-type="float">
            <text:p>694,612,84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37772229" calcext:value-type="float">
            <text:p>37,772,229</text:p>
          </table:table-cell>
          <table:table-cell table:formula="of:=[.B44]+[.C43]" office:value-type="float" office:value="732385073" calcext:value-type="float">
            <text:p>732,385,0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38889281" calcext:value-type="float">
            <text:p>38,889,281</text:p>
          </table:table-cell>
          <table:table-cell table:formula="of:=[.B45]+[.C44]" office:value-type="float" office:value="771274354" calcext:value-type="float">
            <text:p>771,274,35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40012847" calcext:value-type="float">
            <text:p>40,012,847</text:p>
          </table:table-cell>
          <table:table-cell table:formula="of:=[.B46]+[.C45]" office:value-type="float" office:value="811287201" calcext:value-type="float">
            <text:p>811,287,20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41142816" calcext:value-type="float">
            <text:p>41,142,816</text:p>
          </table:table-cell>
          <table:table-cell table:formula="of:=[.B47]+[.C46]" office:value-type="float" office:value="852430017" calcext:value-type="float">
            <text:p>852,430,01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42279080" calcext:value-type="float">
            <text:p>42,279,080</text:p>
          </table:table-cell>
          <table:table-cell table:formula="of:=[.B48]+[.C47]" office:value-type="float" office:value="894709097" calcext:value-type="float">
            <text:p>894,709,09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43421536" calcext:value-type="float">
            <text:p>43,421,536</text:p>
          </table:table-cell>
          <table:table-cell table:formula="of:=[.B49]+[.C48]" office:value-type="float" office:value="938130633" calcext:value-type="float">
            <text:p>938,130,63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44570086" calcext:value-type="float">
            <text:p>44,570,086</text:p>
          </table:table-cell>
          <table:table-cell table:formula="of:=[.B50]+[.C49]" office:value-type="float" office:value="982700719" calcext:value-type="float">
            <text:p>982,700,71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45724634" calcext:value-type="float">
            <text:p>45,724,634</text:p>
          </table:table-cell>
          <table:table-cell table:formula="of:=[.B51]+[.C50]" office:value-type="float" office:value="1028425353" calcext:value-type="float">
            <text:p>1,028,425,3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46885089" calcext:value-type="float">
            <text:p>46,885,089</text:p>
          </table:table-cell>
          <table:table-cell table:formula="of:=[.B52]+[.C51]" office:value-type="float" office:value="1075310442" calcext:value-type="float">
            <text:p>1,075,310,442</text:p>
          </table:table-cell>
          <table:table-cell table:number-columns-repeated="6"/>
        </table:table-row>
      </table:table>
      <table:table table:name="rebirth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9:14:35.308534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12T11:17:08.739214692</dc:date>
    <meta:editing-cycles>415</meta:editing-cycles>
    <meta:editing-duration>PT10H40M19S</meta:editing-duration>
    <meta:document-statistic meta:table-count="14" meta:cell-count="12312" meta:object-count="0"/>
    <meta:user-defined meta:name="Info 1"/>
    <meta:user-defined meta:name="Info 2"/>
    <meta:user-defined meta:name="Info 3"/>
    <meta:user-defined meta:name="Info 4"/>
  </office:meta>
</office:document-meta>
</file>